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593cm" fo:margin-left="0cm" table:align="left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9.0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2.327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ee7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5326b" style:font-weight-asian="bold" style:font-weight-complex="bold"/>
    </style:style>
    <style:style style:name="P4" style:family="paragraph" style:parent-style-name="Standard">
      <style:text-properties fo:font-size="10pt" fo:font-style="italic" officeooo:paragraph-rsid="0003ee7e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font-weight="bold" officeooo:rsid="0003ee7e" officeooo:paragraph-rsid="0003ee7e" style:font-weight-asian="bold" style:font-weight-complex="bold"/>
    </style:style>
    <style:style style:name="P6" style:family="paragraph" style:parent-style-name="Bez_20_tytułu1" style:master-page-name="">
      <loext:graphic-properties draw:fill="none"/>
      <style:paragraph-properties fo:margin-left="1.3cm" fo:margin-right="0cm" fo:margin-top="0cm" fo:margin-bottom="0.801cm" loext:contextual-spacing="false" fo:line-height="150%" fo:text-align="justify" style:justify-single-word="false" fo:text-indent="-1.3cm" style:auto-text-indent="false" style:page-number="auto" fo:background-color="transparent" style:writing-mode="page">
        <style:tab-stops/>
      </style:paragraph-properties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officeooo:paragraph-rsid="0008a7ff"/>
    </style:style>
    <style:style style:name="P10" style:family="paragraph" style:parent-style-name="Standard" style:list-style-name="L3">
      <style:text-properties officeooo:paragraph-rsid="0005326b"/>
    </style:style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6">
      <style:paragraph-properties fo:text-align="start" style:justify-single-word="false"/>
    </style:style>
    <style:style style:name="P14" style:family="paragraph" style:parent-style-name="Standard">
      <style:text-properties fo:font-weight="bold" officeooo:paragraph-rsid="0003ee7e" style:font-weight-asian="bold" style:font-weight-complex="bold"/>
    </style:style>
    <style:style style:name="P15" style:family="paragraph" style:parent-style-name="Standard">
      <style:text-properties fo:font-style="italic" fo:font-weight="bold" officeooo:paragraph-rsid="0003ee7e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top="0cm" fo:margin-bottom="0.4cm" loext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break-before="column"/>
      <style:text-properties fo:font-weight="bold" officeooo:paragraph-rsid="0003ee7e" style:font-weight-asian="bold" style:font-weight-complex="bold"/>
    </style:style>
    <style:style style:name="P18" style:family="paragraph" style:parent-style-name="Standard">
      <style:paragraph-properties fo:margin-top="0.199cm" fo:margin-bottom="0.3cm" loext:contextual-spacing="false" fo:line-height="150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etter-spacing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cm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olumny, sekcje i tabele</text:p>
      <text:p text:style-name="P6"><text:span text:style-name="T1">Temat</text:span>: <text:span text:style-name="T4">Zadania poezji i role poety. Zinterpretuj i porównaj podane teksty Czesława Miłosza i Ernesta Brylla, uwzględniając wybrane konteksty literackie oraz ukształtowanie artystyczne obu tekstów.</text:span></text:p>
      <text:section text:style-name="Sect1" text:name="Sekcja1">
        <text:p text:style-name="P14">Czesław Miłosz (1911-2004)</text:p>
        <text:p text:style-name="P14"/>
        <text:p text:style-name="P15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4">Washington D.C., 1950 (Światło dzienne, 1953)</text:p>
        <text:p text:style-name="P17">Ernest Bryll (ur. 1935)</text:p>
        <text:p text:style-name="P14"/>
        <text:p text:style-name="P15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4">Zwierzątko, 1975</text:p>
      </text:section>
      <text:p text:style-name="P18">I. Rozwinięcie tematu (22 pkt)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Standard"><text:span text:style-name="T1">Miłosz</text:span>,<text:span text:style-name="T3"> Który skrzywdziłeś</text:span></text:p>
          </table:table-cell>
          <table:table-cell table:style-name="Tabela1.B1" office:value-type="string">
            <text:p text:style-name="P2">Bryll, <text:span text:style-name="T2">Ten, który…</text:span></text:p>
          </table:table-cell>
        </table:table-row>
        <table:table-row>
          <table:table-cell table:style-name="Tabela1.A2" table:number-columns-spanned="2" office:value-type="string">
            <text:p text:style-name="P5">Kreacja podmiotu lirycznego</text:p>
          </table:table-cell>
          <table:covered-table-cell/>
        </table:table-row>
        <table:table-row table:style-name="Tabela1.3">
          <table:table-cell table:style-name="Tabela1.A7" office:value-type="string">
            <text:list xml:id="list3260522987" text:style-name="L1">
              <text:list-item>
                <text:p text:style-name="P7">pewny własnej wartości roli poeta;</text:p>
              </text:list-item>
              <text:list-item>
                <text:p text:style-name="P7">obserwator i krytyk piętnujący zło;</text:p>
              </text:list-item>
              <text:list-item>
                <text:p text:style-name="P7">osoba zaangażowana;</text:p>
              </text:list-item>
            </text:list>
          </table:table-cell>
          <table:table-cell table:style-name="Tabela1.B7" office:value-type="string">
            <text:list xml:id="list1509674461" text:style-name="L2">
              <text:list-item>
                <text:p text:style-name="P9">racjonalista odrzucający idealizowanie</text:p>
                <text:p text:style-name="P9">rzeczywistości;</text:p>
              </text:list-item>
              <text:list-item>
                <text:p text:style-name="P8">ironiczny, sarkastyczny krytyk;</text:p>
              </text:list-item>
              <text:list-item>
                <text:p text:style-name="P8">osoba zachowująca dystans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3">Adresat liryczny</text:p>
          </table:table-cell>
          <table:covered-table-cell/>
        </table:table-row>
        <table:table-row>
          <table:table-cell table:style-name="Tabela1.A7" office:value-type="string">
            <text:list xml:id="list2645855515" text:style-name="L3">
              <text:list-item>
                <text:p text:style-name="P10">człowiek lekceważący człowieka i normy moralne;</text:p>
              </text:list-item>
              <text:list-item>
                <text:p text:style-name="P10">tyran, zadufany w sobie, pyszny i dumny władca;</text:p>
              </text:list-item>
            </text:list>
          </table:table-cell>
          <table:table-cell table:style-name="Tabela1.B7" office:value-type="string">
            <text:list xml:id="list3987907956" text:style-name="L4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4" table:number-columns-spanned="2" office:value-type="string">
            <text:p text:style-name="P2">Władca i społeczeństwo</text:p>
          </table:table-cell>
          <table:covered-table-cell/>
        </table:table-row>
        <table:table-row>
          <table:table-cell table:style-name="Tabela1.A7" office:value-type="string">
            <text:list xml:id="list3906796652" text:style-name="L5">
              <text:list-item>
                <text:p text:style-name="P12">spersonalizowany (2 os. lp.) - wzmocnienie groźby;</text:p>
              </text:list-item>
              <text:list-item>
                <text:p text:style-name="P12">strachem podporządkowuje sobie innych;</text:p>
              </text:list-item>
              <text:list-item>
                <text:p text:style-name="P12">poddańczo wychwalany i idealizowany;</text:p>
              </text:list-item>
            </text:list>
          </table:table-cell>
          <table:table-cell table:style-name="Tabela1.B7" office:value-type="string">
            <text:list xml:id="list3780066131" text:style-name="L6">
              <text:list-item>
                <text:p text:style-name="P13">uprzedmiotowiony (3 os.) - niedosięgły; cyniczny i szyderczy manipulator; gardzi człowiekiem i prawdą;</text:p>
              </text:list-item>
              <text:list-item>
                <text:p text:style-name="P13">żąda poklasku, w praktyce triumfuje; pociąga <text:soft-page-break/>za sobą ludzi (atrakcyjność zła);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z_20_tytułu1" style:display-name="Bez tytułu1" style:family="paragraph" style:parent-style-name="Standard">
      <style:paragraph-properties fo:margin-left="1.3cm" fo:margin-right="0cm" fo:line-height="150%" fo:text-indent="-1.3cm" style:auto-text-indent="false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59.829281485</meta:creation-date>
    <dc:date>2017-11-05T17:45:21.160000000</dc:date>
    <meta:editing-duration>PT8M16S</meta:editing-duration>
    <meta:editing-cycles>3</meta:editing-cycles>
    <meta:generator>LibreOffice/5.4.2.2$Windows_x86 LibreOffice_project/22b09f6418e8c2d508a9eaf86b2399209b0990f4</meta:generator>
    <meta:document-statistic meta:table-count="1" meta:image-count="0" meta:object-count="0" meta:page-count="2" meta:paragraph-count="57" meta:word-count="329" meta:character-count="2210" meta:non-whitespace-character-count="1954"/>
  </office:meta>
</office:document-meta>
</file>